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umHandler.handle( Resour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.Handler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Trim( boolean tr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cumHandler.getAcc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When( When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When( Comparis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umHandler.Accu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chHandler.EachHandler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getLength( String s , boolean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add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llHandl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cumHandler.AccumHandler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Mode( FileMod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handleResources( Handler 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ngth.add( Resource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achHandler.handle( Resour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ength.getTri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Handler.AllHandler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.setLength( long 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